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711cm"/>
    </style:style>
    <style:style style:name="co13" style:family="table-column">
      <style:table-column-properties fo:break-before="auto" style:column-width="1.646cm"/>
    </style:style>
    <style:style style:name="co14" style:family="table-column">
      <style:table-column-properties fo:break-before="auto" style:column-width="1.425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1.871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1.565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544cm"/>
    </style:style>
    <style:style style:name="co24" style:family="table-column">
      <style:table-column-properties fo:break-before="auto" style:column-width="1.39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14.594cm"/>
    </style:style>
    <style:style style:name="co27" style:family="table-column">
      <style:table-column-properties fo:break-before="auto" style:column-width="2.062cm"/>
    </style:style>
    <style:style style:name="co28" style:family="table-column">
      <style:table-column-properties fo:break-before="auto" style:column-width="2.875cm"/>
    </style:style>
    <style:style style:name="co29" style:family="table-column">
      <style:table-column-properties fo:break-before="auto" style:column-width="1.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66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7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912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358cm" fo:break-before="auto" style:use-optimal-row-height="tru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75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8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9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6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35" style:family="table-cell" style:parent-style-name="Default">
      <style:table-cell-properties fo:background-color="#e6f0bb" style:text-align-source="fix" style:repeat-content="false" fo:wrap-option="wrap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237" style:family="table-cell" style:parent-style-name="Default">
      <style:table-cell-properties style:cell-protect="none" style:print-content="true" fo:padding="0.071cm"/>
    </style:style>
    <style:style style:name="ce238" style:family="table-cell" style:parent-style-name="Default">
      <style:table-cell-properties fo:background-color="#e6f0bb"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40" style:family="table-cell" style:parent-style-name="Default">
      <style:table-cell-properties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41" style:family="table-cell" style:parent-style-name="Default">
      <style:table-cell-properties fo:background-color="#e6f0bb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242" style:family="table-cell" style:parent-style-name="Default">
      <style:table-cell-properties fo:background-color="#e6f0bb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4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175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Excel_5f_BuiltIn_5f_Percent" style:data-style-name="N10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5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47" style:family="table-cell" style:parent-style-name="Default" style:data-style-name="N10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48" style:family="table-cell" style:parent-style-name="Default" style:data-style-name="N10">
      <style:table-cell-properties fo:background-color="#e6f0bb"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50" style:family="table-cell" style:parent-style-name="Default" style:data-style-name="N10">
      <style:table-cell-properties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49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7-11-13" calcext:value-type="date">
            <text:p>13/11/17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3" table:default-cell-style-name="ce38"/>
        <table:table-column table:style-name="co4" table:default-cell-style-name="ce38"/>
        <table:table-column table:style-name="co5" table:number-columns-repeated="2" table:default-cell-style-name="ce76"/>
        <table:table-column table:style-name="co5" table:default-cell-style-name="ce90"/>
        <table:table-column table:style-name="co5" table:default-cell-style-name="ce76"/>
        <table:table-column table:style-name="co6" table:default-cell-style-name="ce76"/>
        <table:table-column table:style-name="co5" table:default-cell-style-name="ce76"/>
        <table:table-column table:style-name="co7" table:number-columns-repeated="5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36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36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B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43"/>
          <table:table-cell table:style-name="ce147"/>
          <table:table-cell table:number-columns-repeated="5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B15])" office:value-type="float" office:value="3" calcext:value-type="float">
            <text:p>3</text:p>
          </table:table-cell>
          <table:table-cell table:style-name="ce129" table:formula="of:=SUM([.G13:.G15])" office:value-type="float" office:value="5" calcext:value-type="float">
            <text:p>5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2.77777777777778" calcext:value-type="float">
            <text:p>2,78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B26])" office:value-type="float" office:value="2" calcext:value-type="float">
            <text:p>2</text:p>
          </table:table-cell>
          <table:table-cell table:style-name="ce129" table:formula="of:=SUM([.G25:.G26])" office:value-type="float" office:value="3" calcext:value-type="float">
            <text:p>3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2" calcext:value-type="float">
            <text:p>2,0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6" calcext:value-type="float">
            <text:p>6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6" calcext:value-type="float">
            <text:p>1,6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50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3" calcext:value-type="float">
            <text:p>3</text:p>
          </table:table-cell>
          <table:table-cell table:style-name="ce141" table:formula="of:=IF([.G51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34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4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3" calcext:value-type="float">
            <text:p>3</text:p>
          </table:table-cell>
          <table:table-cell table:style-name="ce141" table:formula="of:=IF([.G52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B52])" office:value-type="float" office:value="3" calcext:value-type="float">
            <text:p>3</text:p>
          </table:table-cell>
          <table:table-cell table:style-name="ce129" table:formula="of:=SUM([.G50:.G50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3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3]/[.G54]*[.G55]" office:value-type="float" office:value="0.666666666666667" calcext:value-type="float">
            <text:p>0,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5"/>
          <table:table-cell table:style-name="ce88"/>
          <table:table-cell table:style-name="ce75"/>
          <table:table-cell table:style-name="ce94"/>
          <table:table-cell table:style-name="ce75"/>
          <table:table-cell table:style-name="ce117"/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2:.B62])" office:value-type="float" office:value="0" calcext:value-type="float">
            <text:p>0</text:p>
          </table:table-cell>
          <table:table-cell table:style-name="ce129" table:formula="of:=SUM([.G62:.G62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3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3]/[.G64]*[.G65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2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2:.B73])" office:value-type="float" office:value="2" calcext:value-type="float">
            <text:p>2</text:p>
          </table:table-cell>
          <table:table-cell table:style-name="ce129" table:formula="of:=SUM([.G72:.G72])" office:value-type="float" office:value="1" calcext:value-type="float">
            <text:p>1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4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14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14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06" table:formula="of:=[.G74]/[.G75]*[.G76]" office:value-type="float" office:value="0.833333333333333" calcext:value-type="float">
            <text:p>0,8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3:.B83])" office:value-type="float" office:value="1" calcext:value-type="float">
            <text:p>1</text:p>
          </table:table-cell>
          <table:table-cell table:style-name="ce129" table:formula="of:=SUM([.G83:.G83])" office:value-type="float" office:value="1" calcext:value-type="float">
            <text:p>1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4]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06" table:formula="of:=[.G84]/[.G85]*[.G86]" office:value-type="float" office:value="1.33333333333333" calcext:value-type="float">
            <text:p>1,3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5"/>
          <table:table-cell table:style-name="ce88"/>
          <table:table-cell table:style-name="ce75"/>
          <table:table-cell table:style-name="ce94"/>
          <table:table-cell table:style-name="ce75"/>
          <table:table-cell table:style-name="ce117" table:formula="of:=IF([.G9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3:.B93])" office:value-type="float" office:value="0" calcext:value-type="float">
            <text:p>0</text:p>
          </table:table-cell>
          <table:table-cell table:style-name="ce129" table:formula="of:=SUM([.G93:.G9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4]/[.G95]*[.G9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37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37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5" table:number-columns-repeated="5"/>
          <table:table-cell table:style-name="ce117" table:formula="of:=IF([.G10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96" table:formula="of:=COUNTA([.A103:.B103])" office:value-type="float" office:value="0" calcext:value-type="float">
            <text:p>0</text:p>
          </table:table-cell>
          <table:table-cell table:style-name="ce107" table:formula="of:=SUM([.G103:.G10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4]/[.G105]*[.G10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16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1" table:number-rows-repeated="10484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men" table:style-name="ta3">
        <table:table-column table:style-name="co8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90"/>
        <table:table-column table:style-name="co13" table:default-cell-style-name="ce60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default-cell-style-name="ce76"/>
        <table:table-column table:style-name="co23" table:default-cell-style-name="ce76"/>
        <table:table-column table:style-name="co7" table:number-columns-repeated="48" table:default-cell-style-name="Default"/>
        <table:table-row table:style-name="ro15">
          <table:table-cell table:style-name="ce89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9]/[.B9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9]/[.B9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5" calcext:value-type="float">
            <text:p>5</text:p>
          </table:table-cell>
          <table:table-cell table:style-name="ce62" table:formula="of:=[.F3]/[.E3]*[.B3]" office:value-type="float" office:value="2.77777777777778" calcext:value-type="float">
            <text:p>2,78</text:p>
          </table:table-cell>
          <table:table-cell table:style-name="ce53" table:formula="of:=[.F3]/[.E3]*[.C3]" office:value-type="percentage" office:value="0.0925925925925926" calcext:value-type="percentage">
            <text:p>9,2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9]/[.B9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9]/[.B9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6" calcext:value-type="float">
            <text:p>6</text:p>
          </table:table-cell>
          <table:table-cell table:style-name="ce62" table:formula="of:=[.F5]/[.E5]*[.B5]" office:value-type="float" office:value="1.6" calcext:value-type="float">
            <text:p>1,60</text:p>
          </table:table-cell>
          <table:table-cell table:style-name="ce53" table:formula="of:=[.F5]/[.E5]*[.C5]" office:value-type="percentage" office:value="0.0533333333333333" calcext:value-type="percentage">
            <text:p>5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5]" office:value-type="float" office:value="3" calcext:value-type="float">
            <text:p>3</text:p>
          </table:table-cell>
          <table:table-cell table:style-name="ce157" table:formula="of:=[.B6]*[.C9]/[.B9]" office:value-type="percentage" office:value="0.1" calcext:value-type="percentage">
            <text:p>10,00%</text:p>
          </table:table-cell>
          <table:table-cell table:style-name="ce55" table:formula="of:=[$'Identificación y Evaluación'.F53]" office:value-type="float" office:value="3" calcext:value-type="float">
            <text:p>3</text:p>
          </table:table-cell>
          <table:table-cell table:style-name="ce50" table:formula="of:=3*[.D6]" office:value-type="float" office:value="9" calcext:value-type="float">
            <text:p>9</text:p>
          </table:table-cell>
          <table:table-cell table:style-name="ce58" table:formula="of:=[$'Identificación y Evaluación'.G53]" office:value-type="float" office:value="2" calcext:value-type="float">
            <text:p>2</text:p>
          </table:table-cell>
          <table:table-cell table:style-name="ce62" table:formula="of:=[.F6]/[.E6]*[.B6]" office:value-type="float" office:value="0.666666666666667" calcext:value-type="float">
            <text:p>0,67</text:p>
          </table:table-cell>
          <table:table-cell table:style-name="ce53" table:formula="of:=[.F6]/[.E6]*[.C6]" office:value-type="percentage" office:value="0.0222222222222222" calcext:value-type="percentage">
            <text:p>2,22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71]" office:value-type="string" office:string-value="Tecnología" calcext:value-type="string">
            <text:p>Tecnología</text:p>
          </table:table-cell>
          <table:table-cell table:style-name="ce50" table:formula="of:=[$'Identificación y Evaluación'.G76]" office:value-type="float" office:value="5" calcext:value-type="float">
            <text:p>5</text:p>
          </table:table-cell>
          <table:table-cell table:style-name="ce157" table:formula="of:=[.B7]*[.C9]/[.B9]" office:value-type="percentage" office:value="0.166666666666667" calcext:value-type="percentage">
            <text:p>16,67%</text:p>
          </table:table-cell>
          <table:table-cell table:style-name="ce55" table:formula="of:=[$'Identificación y Evaluación'.F74]" office:value-type="float" office:value="2" calcext:value-type="float">
            <text:p>2</text:p>
          </table:table-cell>
          <table:table-cell table:style-name="ce50" table:formula="of:=3*[.D7]" office:value-type="float" office:value="6" calcext:value-type="float">
            <text:p>6</text:p>
          </table:table-cell>
          <table:table-cell table:style-name="ce58" table:formula="of:=[$'Identificación y Evaluación'.G74]" office:value-type="float" office:value="1" calcext:value-type="float">
            <text:p>1</text:p>
          </table:table-cell>
          <table:table-cell table:style-name="ce62" table:formula="of:=[.F7]/[.E7]*[.B7]" office:value-type="float" office:value="0.833333333333333" calcext:value-type="float">
            <text:p>0,83</text:p>
          </table:table-cell>
          <table:table-cell table:style-name="ce53" table:formula="of:=[.F7]/[.E7]*[.C7]" office:value-type="percentage" office:value="0.0277777777777778" calcext:value-type="percentage">
            <text:p>2,78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0" table:formula="of:=[$'Identificación y Evaluación'.A82]" office:value-type="string" office:string-value="Complejidad" calcext:value-type="string">
            <text:p>Complejidad</text:p>
          </table:table-cell>
          <table:table-cell table:style-name="ce50" table:formula="of:=[$'Identificación y Evaluación'.G86]" office:value-type="float" office:value="4" calcext:value-type="float">
            <text:p>4</text:p>
          </table:table-cell>
          <table:table-cell table:style-name="ce157" table:formula="of:=[.B8]*[.C9]/[.B9]" office:value-type="percentage" office:value="0.133333333333333" calcext:value-type="percentage">
            <text:p>13,33%</text:p>
          </table:table-cell>
          <table:table-cell table:style-name="ce55" table:formula="of:=[$'Identificación y Evaluación'.F84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84]" office:value-type="float" office:value="1" calcext:value-type="float">
            <text:p>1</text:p>
          </table:table-cell>
          <table:table-cell table:style-name="ce62" table:formula="of:=[.F8]/[.E8]*[.B8]" office:value-type="float" office:value="1.33333333333333" calcext:value-type="float">
            <text:p>1,33</text:p>
          </table:table-cell>
          <table:table-cell table:style-name="ce53" table:formula="of:=[.F8]/[.E8]*[.C8]" office:value-type="percentage" office:value="0.0444444444444444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style-name="ce51" office:value-type="string" calcext:value-type="string">
            <text:p>Puntuación Riesgos</text:p>
          </table:table-cell>
          <table:table-cell table:style-name="ce51" table:formula="of:=SUM([.B2:.B8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8])" office:value-type="float" office:value="18" calcext:value-type="float">
            <text:p>18</text:p>
          </table:table-cell>
          <table:table-cell table:style-name="ce51" table:formula="of:=SUM([.E2:.E8])" office:value-type="float" office:value="54" calcext:value-type="float">
            <text:p>54</text:p>
          </table:table-cell>
          <table:table-cell table:style-name="ce59" table:formula="of:=SUM([.F2:.F8])" office:value-type="float" office:value="21" calcext:value-type="float">
            <text:p>21</text:p>
          </table:table-cell>
          <table:table-cell table:style-name="ce63" table:formula="of:=SUM([.G2:.G8])" office:value-type="float" office:value="11.7111111111111" calcext:value-type="float">
            <text:p>11,71</text:p>
          </table:table-cell>
          <table:table-cell table:style-name="ce64" table:formula="of:=SUM([.H2:.H8])" office:value-type="percentage" office:value="0.39037037037037" calcext:value-type="percentage">
            <text:p>39,0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16">
          <table:table-cell>
            <draw:frame table:end-cell-address="Resumen.H28" table:end-x="1.255cm" table:end-y="0.345cm" draw:z-index="0" draw:name="3 Gráfico" draw:style-name="gr3" draw:text-style-name="P3" svg:width="16.076cm" svg:height="9.097cm" svg:x="1.364cm" svg:y="0.526cm">
              <draw:object draw:notify-on-update-of-ranges="Resumen.A2:Resumen.A8 Resumen.H1:Resumen.H1 Resumen.H2:Resumen.H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 table:number-rows-repeated="2">
          <table:table-cell table:number-columns-repeated="7"/>
          <table:table-cell table:style-name="ce65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7"/>
          <table:table-cell table:style-name="ce65" table:number-columns-repeated="4"/>
          <table:table-cell table:number-columns-repeated="53"/>
        </table:table-row>
        <table:table-row table:style-name="ro16" table:number-rows-repeated="7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6">
          <table:table-cell table:number-columns-repeated="7"/>
          <table:table-cell table:style-name="ce66"/>
          <table:table-cell table:style-name="ce65" table:number-columns-repeated="2"/>
          <table:table-cell table:number-columns-repeated="54"/>
        </table:table-row>
        <table:table-row table:style-name="ro16" table:number-rows-repeated="2">
          <table:table-cell table:number-columns-repeated="8"/>
          <table:table-cell table:style-name="ce65" table:number-columns-repeated="2"/>
          <table:table-cell table:number-columns-repeated="54"/>
        </table:table-row>
        <table:table-row table:style-name="ro16">
          <table:table-cell table:number-columns-repeated="8"/>
          <table:table-cell table:style-name="ce66" table:number-columns-repeated="2"/>
          <table:table-cell table:style-name="ce67" table:number-columns-repeated="6"/>
          <table:table-cell table:number-columns-repeated="48"/>
        </table:table-row>
        <table:table-row table:style-name="ro8">
          <table:table-cell table:number-columns-repeated="64"/>
        </table:table-row>
        <table:table-row table:style-name="ro16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6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4" table:default-cell-style-name="ce237"/>
        <table:table-column table:style-name="co25" table:default-cell-style-name="ce76"/>
        <table:table-column table:style-name="co26" table:default-cell-style-name="ce76"/>
        <table:table-column table:style-name="co27" table:default-cell-style-name="ce237"/>
        <table:table-column table:style-name="co28" table:default-cell-style-name="ce251"/>
        <table:table-column table:style-name="co29" table:default-cell-style-name="ce258"/>
        <table:table-column table:style-name="co7" table:number-columns-repeated="58" table:default-cell-style-name="Default"/>
        <table:table-row table:style-name="ro8">
          <table:table-cell table:style-name="ce164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64" office:value-type="string" calcext:value-type="string">
            <text:p>Impacto</text:p>
          </table:table-cell>
          <table:table-cell table:style-name="ce175" office:value-type="string" calcext:value-type="string">
            <text:p>Probabilidad</text:p>
          </table:table-cell>
          <table:table-cell table:style-name="ce184" office:value-type="string" calcext:value-type="string">
            <text:p>Factor</text:p>
          </table:table-cell>
          <table:table-cell table:number-columns-repeated="58"/>
        </table:table-row>
        <table:table-row table:style-name="ro17">
          <table:table-cell table:style-name="ce234" office:value-type="string" calcext:value-type="string">
            <text:p>R04</text:p>
          </table:table-cell>
          <table:table-cell table:style-name="ce234" table:formula="of:=[$'Identificación y Evaluación'.$A$24]" office:value-type="string" office:string-value="Cronograma" calcext:value-type="string">
            <text:p>Cronograma</text:p>
          </table:table-cell>
          <table:table-cell table:style-name="ce234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242" table:formula="of:=[$'Identificación y Evaluación'.$G$29]" office:value-type="float" office:value="4" calcext:value-type="float">
            <text:p>4</text:p>
          </table:table-cell>
          <table:table-cell table:style-name="ce245" office:value-type="percentage" office:value="0.9" calcext:value-type="percentage">
            <text:p>90 %</text:p>
          </table:table-cell>
          <table:table-cell table:style-name="ce253" table:formula="of:=[.D2]*[.E2]*100" office:value-type="float" office:value="360" calcext:value-type="float">
            <text:p>360</text:p>
          </table:table-cell>
          <table:table-cell table:number-columns-repeated="58"/>
        </table:table-row>
        <table:table-row table:style-name="ro16">
          <table:table-cell table:style-name="ce234" office:value-type="string" calcext:value-type="string">
            <text:p>R06</text:p>
          </table:table-cell>
          <table:table-cell table:style-name="ce234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241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234" table:formula="of:=[$'Identificación y Evaluación'.$G$43]" office:value-type="float" office:value="4" calcext:value-type="float">
            <text:p>4</text:p>
          </table:table-cell>
          <table:table-cell table:style-name="ce246" office:value-type="percentage" office:value="0.8" calcext:value-type="percentage">
            <text:p>80%</text:p>
          </table:table-cell>
          <table:table-cell table:style-name="ce234" table:formula="of:=[.D3]*[.E3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8">
          <table:table-cell table:style-name="ce234" office:value-type="string" calcext:value-type="string">
            <text:p>R02</text:p>
          </table:table-cell>
          <table:table-cell table:style-name="ce234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234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234" table:formula="of:=[$'Identificación y Evaluación'.$G$18]" office:value-type="float" office:value="5" calcext:value-type="float">
            <text:p>5</text:p>
          </table:table-cell>
          <table:table-cell table:style-name="ce247" office:value-type="percentage" office:value="0.5" calcext:value-type="percentage">
            <text:p>50 %</text:p>
          </table:table-cell>
          <table:table-cell table:style-name="ce253" table:formula="of:=[.D4]*[.E4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8">
          <table:table-cell table:style-name="ce234" office:value-type="string" calcext:value-type="string">
            <text:p>R08</text:p>
          </table:table-cell>
          <table:table-cell table:style-name="ce238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38" table:formula="of:=IF([$'Identificación y Evaluación'.H52]=&quot;SI&quot;;[$'Identificación y Evaluación'.A52];&quot;&quot;)" office:value-type="string" office:string-value="La integración de todo el sistema puede llevar más tiempo del esperado" calcext:value-type="string">
            <text:p>La integración de todo el sistema puede llevar más tiempo del esperado</text:p>
          </table:table-cell>
          <table:table-cell table:style-name="ce238" table:formula="of:=[$'Identificación y Evaluación'.$G$55]" office:value-type="float" office:value="3" calcext:value-type="float">
            <text:p>3</text:p>
          </table:table-cell>
          <table:table-cell table:style-name="ce248" office:value-type="percentage" office:value="0.8" calcext:value-type="percentage">
            <text:p>80 %</text:p>
          </table:table-cell>
          <table:table-cell table:style-name="ce254" table:formula="of:=[.D5]*[.E5]*100" office:value-type="float" office:value="240" calcext:value-type="float">
            <text:p>240</text:p>
          </table:table-cell>
          <table:table-cell table:number-columns-repeated="58"/>
        </table:table-row>
        <table:table-row table:style-name="ro17">
          <table:table-cell table:style-name="ce235" office:value-type="string" calcext:value-type="string">
            <text:p>R07</text:p>
          </table:table-cell>
          <table:table-cell table:style-name="ce238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38" table:formula="of:=IF([$'Identificación y Evaluación'.H51]=&quot;SI&quot;;[$'Identificación y Evaluación'.A51];&quot;&quot;)" office:value-type="string" office:string-value="El aprendizaje de las nuevas tecnologías puede llevar más tiempo del esperado." calcext:value-type="string">
            <text:p>El aprendizaje de las nuevas tecnologías puede llevar más tiempo del esperado.</text:p>
          </table:table-cell>
          <table:table-cell table:style-name="ce238" table:formula="of:=[$'Identificación y Evaluación'.$G$55]" office:value-type="float" office:value="3" calcext:value-type="float">
            <text:p>3</text:p>
          </table:table-cell>
          <table:table-cell table:style-name="ce248" office:value-type="percentage" office:value="0.6" calcext:value-type="percentage">
            <text:p>60 %</text:p>
          </table:table-cell>
          <table:table-cell table:style-name="ce254" table:formula="of:=[.D6]*[.E6]*100" office:value-type="float" office:value="180" calcext:value-type="float">
            <text:p>180</text:p>
          </table:table-cell>
          <table:table-cell table:number-columns-repeated="58"/>
        </table:table-row>
        <table:table-row table:style-name="ro16">
          <table:table-cell table:style-name="ce34" office:value-type="string" calcext:value-type="string">
            <text:p>R13</text:p>
          </table:table-cell>
          <table:table-cell table:style-name="ce240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40" table:formula="of:=IF([$'Identificación y Evaluación'.H50]=&quot;SI&quot;;[$'Identificación y Evaluación'.A50];&quot;&quot;)" office:value-type="string" office:string-value="Las partes del sistema que no se especificaron consumen más tiempo de lo esperado" calcext:value-type="string">
            <text:p>Las partes del sistema que no se especificaron consumen más tiempo de lo esperado</text:p>
          </table:table-cell>
          <table:table-cell table:style-name="ce240" table:formula="of:=[$'Identificación y Evaluación'.$G$55]" office:value-type="float" office:value="3" calcext:value-type="float">
            <text:p>3</text:p>
          </table:table-cell>
          <table:table-cell table:style-name="ce250" office:value-type="percentage" office:value="0.4" calcext:value-type="percentage">
            <text:p>40 %</text:p>
          </table:table-cell>
          <table:table-cell table:style-name="ce256" table:formula="of:=[.D7]*[.E7]*100" office:value-type="float" office:value="120" calcext:value-type="float">
            <text:p>120</text:p>
          </table:table-cell>
          <table:table-cell table:number-columns-repeated="58"/>
        </table:table-row>
        <table:table-row table:style-name="ro16">
          <table:table-cell table:style-name="ce236" office:value-type="string" calcext:value-type="string">
            <text:p>R01</text:p>
          </table:table-cell>
          <table:table-cell table:style-name="ce236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236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243" table:formula="of:=[$'Identificación y Evaluación'.$G$6]" office:value-type="float" office:value="5" calcext:value-type="float">
            <text:p>5</text:p>
          </table:table-cell>
          <table:table-cell table:style-name="ce249" office:value-type="percentage" office:value="0.2" calcext:value-type="percentage">
            <text:p>20 %</text:p>
          </table:table-cell>
          <table:table-cell table:style-name="ce255" table:formula="of:=[.D8]*[.E8]*100" office:value-type="float" office:value="100" calcext:value-type="float">
            <text:p>100</text:p>
          </table:table-cell>
          <table:table-cell table:number-columns-repeated="58"/>
        </table:table-row>
        <table:table-row table:style-name="ro16" table:number-rows-repeated="41">
          <table:table-cell table:number-columns-repeated="5"/>
          <table:table-cell table:style-name="ce257"/>
          <table:table-cell table:number-columns-repeated="58"/>
        </table:table-row>
        <table:table-row table:style-name="ro1">
          <table:table-cell table:number-columns-repeated="5"/>
          <table:table-cell table:style-name="ce257"/>
          <table:table-cell table:number-columns-repeated="58"/>
        </table:table-row>
        <table:table-row table:style-name="ro16" table:number-rows-repeated="45">
          <table:table-cell table:number-columns-repeated="5"/>
          <table:table-cell table:style-name="ce257"/>
          <table:table-cell table:number-columns-repeated="58"/>
        </table:table-row>
        <table:table-row table:style-name="ro1">
          <table:table-cell table:number-columns-repeated="5"/>
          <table:table-cell table:style-name="ce257"/>
          <table:table-cell table:number-columns-repeated="58"/>
        </table:table-row>
        <table:table-row table:style-name="ro16" table:number-rows-repeated="45">
          <table:table-cell table:number-columns-repeated="5"/>
          <table:table-cell table:style-name="ce257"/>
          <table:table-cell table:number-columns-repeated="58"/>
        </table:table-row>
        <table:table-row table:style-name="ro1">
          <table:table-cell table:number-columns-repeated="5"/>
          <table:table-cell table:style-name="ce257"/>
          <table:table-cell table:number-columns-repeated="58"/>
        </table:table-row>
        <table:table-row table:style-name="ro16" table:number-rows-repeated="132">
          <table:table-cell table:number-columns-repeated="5"/>
          <table:table-cell table:style-name="ce257"/>
          <table:table-cell table:number-columns-repeated="58"/>
        </table:table-row>
        <table:table-row table:style-name="ro1">
          <table:table-cell table:number-columns-repeated="5"/>
          <table:table-cell table:style-name="ce257"/>
          <table:table-cell table:number-columns-repeated="58"/>
        </table:table-row>
        <table:table-row table:style-name="ro1" table:visibility="filter" table:number-rows-repeated="3">
          <table:table-cell table:number-columns-repeated="5"/>
          <table:table-cell table:style-name="ce257"/>
          <table:table-cell table:number-columns-repeated="58"/>
        </table:table-row>
        <table:table-row table:style-name="ro16" table:visibility="filter" table:number-rows-repeated="44">
          <table:table-cell table:number-columns-repeated="5"/>
          <table:table-cell table:style-name="ce257"/>
          <table:table-cell table:number-columns-repeated="58"/>
        </table:table-row>
        <table:table-row table:style-name="ro16">
          <table:table-cell table:number-columns-repeated="5"/>
          <table:table-cell table:style-name="ce257"/>
          <table:table-cell table:number-columns-repeated="58"/>
        </table:table-row>
        <table:table-row table:style-name="ro1" table:visibility="filter">
          <table:table-cell table:number-columns-repeated="5"/>
          <table:table-cell table:style-name="ce257"/>
          <table:table-cell table:number-columns-repeated="58"/>
        </table:table-row>
        <table:table-row table:style-name="ro16" table:visibility="filter" table:number-rows-repeated="46">
          <table:table-cell table:number-columns-repeated="5"/>
          <table:table-cell table:style-name="ce257"/>
          <table:table-cell table:number-columns-repeated="58"/>
        </table:table-row>
        <table:table-row table:style-name="ro1" table:visibility="filter" table:number-rows-repeated="6">
          <table:table-cell table:number-columns-repeated="5"/>
          <table:table-cell table:style-name="ce257"/>
          <table:table-cell table:number-columns-repeated="58"/>
        </table:table-row>
        <table:table-row table:style-name="ro16" table:visibility="filter" table:number-rows-repeated="89">
          <table:table-cell table:number-columns-repeated="5"/>
          <table:table-cell table:style-name="ce257"/>
          <table:table-cell table:number-columns-repeated="58"/>
        </table:table-row>
        <table:table-row table:style-name="ro1" table:number-rows-repeated="64599">
          <table:table-cell table:number-columns-repeated="5"/>
          <table:table-cell table:style-name="ce257"/>
          <table:table-cell table:number-columns-repeated="58"/>
        </table:table-row>
        <table:table-row table:style-name="ro1" table:number-rows-repeated="983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Análisis.A1:Análisis.F8" table:display-filter-buttons="true">
          <table:filter>
            <table:filter-and>
              <table:filter-condition table:field-number="2" table:data-type="number" table:value="67" table:operator="="/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3:39:23.547705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7T13:46:45.304772055</dc:date>
    <meta:print-date>2009-09-16T17:06:17</meta:print-date>
    <meta:editing-duration>PT9H7M45S</meta:editing-duration>
    <meta:editing-cycles>49</meta:editing-cycles>
    <meta:generator>LibreOffice/6.4.4.2$Linux_X86_64 LibreOffice_project/40$Build-2</meta:generator>
    <meta:document-statistic meta:table-count="4" meta:cell-count="43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077cm" svg:height="9.099cm" xlink:href=".." xlink:type="simple" chart:class="chart:filled-radar" chart:style-name="ch1">
        <chart:title svg:x="5.091cm" svg:y="0.225cm" chart:style-name="ch2">
          <text:p>Resumen de Riesgos</text:p>
        </chart:title>
        <chart:plot-area chart:style-name="ch3" table:cell-range-address="Resumen.A2:Resumen.A8 Resumen.H1:Resumen.H8" chart:data-source-has-labels="both" svg:x="2.958cm" svg:y="1.167cm" svg:width="11.982cm" svg:height="7.581cm">
          <chartooo:coordinate-region svg:x="5.083cm" svg:y="2.008cm" svg:width="6.512cm" svg:height="6.251cm"/>
          <chart:axis chart:dimension="x" chart:name="primary-x" chart:style-name="ch4" chartooo:axis-type="auto">
            <chartooo:date-scale/>
            <chart:categories table:cell-range-address="Resumen.A2:Resumen.A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8" chart:label-cell-address="Resumen.H1:Resumen.H1" chart:class="chart:filled-rad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8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8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925925925925926">
                <text:p>0.0925925925925926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444444444444444">
                <text:p>0.044444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